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"it_IT")&gt;</text:placeholder></text:p>
      <text:p text:style-name="P6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10"/>
            <text:p text:style-name="P3"><text:span text:style-name="T4"><text:s/>Colore:</text:span> <text:placeholder text:placeholder-type="text">&lt;item.product_id.colour&gt;</text:placeholder></text:p>
            <text:p text:style-name="P10"/>
            <text:p text:style-name="P4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3"/>
            <text:p text:style-name="P12"><draw:frame draw:style-name="fr1" draw:name="asimage: item.product_id.quotation_photo" text:anchor-type="as-char" svg:width="5.001cm" draw:z-index="1"><draw:text-box fo:min-height="0.499cm"><text:p text:style-name="P8"/></draw:text-box></draw:frame></text:p>
            <text:p text:style-name="P3"/>
            <text:p text:style-name="P3"/>
            <text:p text:style-name="P3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7"/></draw:text-box></draw:frame></text:p>
            <text:p text:style-name="P14"><text:s text:c="7"/>MADE IN ITALY</text:p>
          </table:table-cell>
        </table:table-row>
      </table:table>
      <text:p text:style-name="P6"><text:placeholder text:placeholder-type="text">&lt;if test="not(o.order_line and o.order_line[-1].id==item.id)"&gt;</text:placeholder></text:p>
      <text:p text:style-name="P6"/>
      <text:p text:style-name="P15"><text:placeholder text:placeholder-type="text">&lt;/if&gt;</text:placeholder></text:p>
      <text:p text:style-name="P6"><text:placeholder text:placeholder-type="text">&lt;/for&gt;</text:placeholder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22:36:52</dc:date>
    <dc:creator>thebrush </dc:creator>
    <meta:editing-duration>PT48M4S</meta:editing-duration>
    <meta:editing-cycles>27</meta:editing-cycles>
    <meta:generator>LibreOffice/3.5$Linux_X86_64 LibreOffice_project/350m1$Build-2</meta:generator>
    <meta:document-statistic meta:table-count="1" meta:image-count="1" meta:object-count="0" meta:page-count="2" meta:paragraph-count="13" meta:word-count="20" meta:character-count="245" meta:non-whitespace-character-count="220"/>
  </office:meta>
</office:document-meta>
</file>